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erylium" svg:font-family="Berylium" style:font-pitch="variable"/>
    <style:font-face style:name="Edmunds" svg:font-family="Edmunds" style:font-pitch="variable"/>
    <style:font-face style:name="Strenuous" svg:font-family="Strenuous" style:font-pitch="variable"/>
    <style:font-face style:name="Wintermute" svg:font-family="Wintermu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2">
      <style:paragraph-properties fo:margin-left="1.27cm" fo:margin-right="0cm" fo:margin-top="0.101cm" fo:margin-bottom="0.101cm" fo:text-align="justify" style:justify-single-word="false" fo:text-indent="-0.635cm" style:auto-text-indent="false">
        <style:tab-stops>
          <style:tab-stop style:position="0.953cm"/>
        </style:tab-stops>
      </style:paragraph-properties>
      <style:text-properties style:font-name="Times New Roman" fo:font-size="12pt" style:font-size-asian="12pt" style:font-name-complex="Courier New" style:font-size-complex="12pt"/>
    </style:style>
    <style:style style:name="P2" style:family="paragraph" style:parent-style-name="Standard" style:list-style-name="WW8Num2">
      <style:paragraph-properties fo:margin-left="1.27cm" fo:margin-right="0cm" fo:margin-top="0.101cm" fo:margin-bottom="0.101cm" fo:text-indent="-0.635cm" style:auto-text-indent="false">
        <style:tab-stops>
          <style:tab-stop style:position="0.953cm"/>
        </style:tab-stops>
      </style:paragraph-properties>
      <style:text-properties style:font-name="Times New Roman" fo:font-size="12pt" style:font-size-asian="12pt" style:font-name-complex="Courier New" style:font-size-complex="12pt"/>
    </style:style>
    <style:style style:name="P3" style:family="paragraph" style:parent-style-name="Standard">
      <style:paragraph-properties fo:margin-left="1.27cm" fo:margin-right="0cm" fo:margin-top="0.101cm" fo:margin-bottom="0.101cm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style:font-size-asian="12pt" style:font-name-complex="Courier New" style:font-size-complex="12pt"/>
    </style:style>
    <style:style style:name="P4" style:family="paragraph" style:parent-style-name="Standard">
      <style:paragraph-properties fo:margin-left="1.27cm" fo:margin-right="0cm" fo:margin-top="0.101cm" fo:margin-bottom="0.101cm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style:font-size-asian="12pt" style:font-name-complex="Courier New" style:font-size-complex="12pt" style:font-weight-complex="bold"/>
    </style:style>
    <style:style style:name="P5" style:family="paragraph" style:parent-style-name="Standard">
      <style:paragraph-properties fo:margin-left="1.27cm" fo:margin-right="0cm" fo:margin-top="0.101cm" fo:margin-bottom="0.101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style:font-size-asian="12pt" style:font-name-complex="Courier New" style:font-size-complex="12pt" style:font-weight-complex="bold"/>
    </style:style>
    <style:style style:name="P6" style:family="paragraph" style:parent-style-name="Standard">
      <style:paragraph-properties fo:margin-left="1.27cm" fo:margin-right="0cm" fo:margin-top="0.101cm" fo:margin-bottom="0.101cm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1.27cm" fo:margin-right="0cm" fo:margin-top="0.101cm" fo:margin-bottom="0.101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fo:language="en" fo:country="US" style:font-size-asian="12pt" style:font-name-complex="Courier New" style:font-size-complex="12pt" style:font-weight-complex="bold"/>
    </style:style>
    <style:style style:name="P8" style:family="paragraph" style:parent-style-name="Standard">
      <style:paragraph-properties fo:margin-left="0.635cm" fo:margin-right="0cm" fo:margin-top="0.101cm" fo:margin-bottom="0.101cm" fo:text-indent="-0.635cm" style:auto-text-indent="false"/>
    </style:style>
    <style:style style:name="P9" style:family="paragraph" style:parent-style-name="Standard">
      <style:paragraph-properties fo:margin-top="0.101cm" fo:margin-bottom="0.101cm"/>
    </style:style>
    <style:style style:name="P10" style:family="paragraph" style:parent-style-name="Standard">
      <style:paragraph-properties fo:margin-top="0.101cm" fo:margin-bottom="0.101cm"/>
      <style:text-properties style:font-name="Times New Roman" fo:font-size="12pt" fo:font-weight="bold" style:font-size-asian="12pt" style:font-weight-asian="bold" style:font-name-complex="Courier New" style:font-size-complex="12pt" style:font-weight-complex="bold"/>
    </style:style>
    <style:style style:name="P11" style:family="paragraph" style:parent-style-name="Обычный_20__28_веб_29_">
      <style:paragraph-properties fo:margin-left="0cm" fo:margin-right="0cm" fo:margin-top="0.101cm" fo:margin-bottom="0.101cm" fo:text-indent="1.249cm" style:auto-text-indent="false"/>
      <style:text-properties style:font-name="Times New Roman" fo:font-size="12pt" fo:font-weight="bold" style:font-size-asian="12pt" style:font-weight-asian="bold" style:font-name-complex="Courier New" style:font-size-complex="12pt"/>
    </style:style>
    <style:style style:name="P12" style:family="paragraph" style:parent-style-name="Обычный_20__28_веб_29_">
      <style:paragraph-properties fo:margin-top="0.101cm" fo:margin-bottom="0.101cm"/>
    </style:style>
    <style:style style:name="P13" style:family="paragraph" style:parent-style-name="Обычный_20__28_веб_29_">
      <style:paragraph-properties fo:margin-top="0.101cm" fo:margin-bottom="0.101cm"/>
      <style:text-properties style:font-name="Times New Roman" fo:font-size="12pt" style:font-size-asian="12pt" style:font-name-complex="Courier New" style:font-size-complex="12pt"/>
    </style:style>
    <style:style style:name="P14" style:family="paragraph" style:parent-style-name="Обычный_20__28_веб_29_">
      <style:paragraph-properties fo:margin-top="0.101cm" fo:margin-bottom="0.101cm"/>
      <style:text-properties style:font-name="Times New Roman" fo:font-size="12pt" fo:font-weight="bold" style:font-size-asian="12pt" style:font-weight-asian="bold" style:font-name-complex="Courier New" style:font-size-complex="12pt" style:font-weight-complex="bold"/>
    </style:style>
    <style:style style:name="P15" style:family="paragraph" style:parent-style-name="я">
      <style:paragraph-properties fo:margin-top="0.101cm" fo:margin-bottom="0.101cm" fo:line-height="130%" fo:break-before="page"/>
      <style:text-properties style:font-name="Times New Roman" fo:font-size="12pt" style:font-size-asian="12pt" style:font-size-complex="12pt"/>
    </style:style>
    <style:style style:name="P16" style:family="paragraph" style:parent-style-name="я">
      <style:paragraph-properties fo:margin-top="0.101cm" fo:margin-bottom="0.101cm" fo:line-height="130%"/>
      <style:text-properties style:font-name="Times New Roman" fo:font-size="12pt" style:font-size-asian="12pt" style:font-size-complex="12pt"/>
    </style:style>
    <style:style style:name="P17" style:family="paragraph" style:parent-style-name="я">
      <style:paragraph-properties fo:margin-top="0.101cm" fo:margin-bottom="0.101cm" fo:line-height="130%">
        <style:tab-stops>
          <style:tab-stop style:position="1.905cm"/>
        </style:tab-stops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я">
      <style:paragraph-properties fo:margin-top="0.101cm" fo:margin-bottom="0.101cm" fo:line-height="130%"/>
      <style:text-properties style:font-name="Times New Roman" fo:font-size="12pt" style:font-size-asian="12pt" style:font-name-complex="Courier New" style:font-size-complex="12pt"/>
    </style:style>
    <style:style style:name="P19" style:family="paragraph" style:parent-style-name="я">
      <style:paragraph-properties fo:margin-top="0.101cm" fo:margin-bottom="0.101cm" fo:line-height="130%">
        <style:tab-stops>
          <style:tab-stop style:position="1.905cm"/>
        </style:tab-stops>
      </style:paragraph-properties>
      <style:text-properties style:font-name="Times New Roman" fo:font-size="12pt" fo:font-weight="bold" style:font-size-asian="12pt" style:font-weight-asian="bold" style:font-name-complex="Courier New" style:font-size-complex="12pt"/>
    </style:style>
    <style:style style:name="P20" style:family="paragraph" style:parent-style-name="я" style:list-style-name="L1">
      <style:paragraph-properties fo:margin-top="0.101cm" fo:margin-bottom="0.101cm" fo:line-height="130%">
        <style:tab-stops>
          <style:tab-stop style:position="1.905cm"/>
        </style:tab-stops>
      </style:paragraph-properties>
    </style:style>
    <style:style style:name="T1" style:family="text">
      <style:text-properties style:font-name="Courier New" fo:font-size="10pt" style:font-size-asian="10pt" style:font-name-complex="Courier New" style:font-size-complex="10pt"/>
    </style:style>
    <style:style style:name="T2" style:family="text">
      <style:text-properties style:font-name="Courier New" fo:font-size="10pt" style:font-size-asian="10pt" style:font-name-complex="Courier New" style:font-size-complex="10pt" style:font-weight-complex="bold"/>
    </style:style>
    <style:style style:name="T3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4" style:family="text">
      <style:text-properties style:font-name="Courier New" style:font-name-complex="Courier New"/>
    </style:style>
    <style:style style:name="T5" style:family="text">
      <style:text-properties style:font-name="Courier New" style:font-name-complex="Courier New" style:font-size-complex="12pt"/>
    </style:style>
    <style:style style:name="T6" style:family="text">
      <style:text-properties style:font-name="Courier New" style:font-name-complex="Courier New" style:font-weight-complex="bold"/>
    </style:style>
    <style:style style:name="T7" style:family="text">
      <style:text-properties style:font-name="Courier New" fo:font-weight="bold" style:font-weight-asian="bold" style:font-name-complex="Courier New"/>
    </style:style>
    <style:style style:name="T8" style:family="text">
      <style:text-properties style:font-name="Courier New" fo:font-weight="bold" style:font-weight-asian="bold" style:font-name-complex="Courier New" style:font-size-complex="12pt"/>
    </style:style>
    <style:style style:name="T9" style:family="text">
      <style:text-properties style:font-name="Courier New" fo:language="en" fo:country="US" style:font-name-complex="Courier New"/>
    </style:style>
    <style:style style:name="T10" style:family="text">
      <style:text-properties style:font-name="Courier New" fo:font-size="14pt" style:font-size-asian="14pt" style:font-name-complex="Courier New" style:font-size-complex="14pt"/>
    </style:style>
    <style:style style:name="T11" style:family="text">
      <style:text-properties fo:color="#000033" style:font-name="Courier New" fo:font-size="10pt" style:font-size-asian="10pt" style:font-name-complex="Courier New" style:font-size-complex="10pt"/>
    </style:style>
    <style:style style:name="T12" style:family="text">
      <style:text-properties fo:color="#000033" style:font-name="Courier New" style:font-name-complex="Courier New"/>
    </style:style>
    <style:style style:name="T13" style:family="text">
      <style:text-properties fo:color="#000033" style:font-name-complex="Courier New"/>
    </style:style>
    <style:style style:name="T14" style:family="text">
      <style:text-properties fo:color="#000000" style:font-name="Courier New" fo:font-size="10pt" style:font-size-asian="10pt" style:font-name-complex="Courier New" style:font-size-complex="10pt"/>
    </style:style>
    <style:style style:name="T15" style:family="text">
      <style:text-properties fo:color="#000000" style:font-name="Courier New" style:font-name-complex="Courier New"/>
    </style:style>
    <style:style style:name="T16" style:family="text">
      <style:text-properties fo:color="#000000" style:font-name-complex="Courier New"/>
    </style:style>
    <style:style style:name="T17" style:family="text">
      <style:text-properties fo:font-size="14pt" style:font-size-asian="14pt" style:font-name-complex="Courier New" style:font-size-complex="14pt"/>
    </style:style>
    <style:style style:name="T18" style:family="text">
      <style:text-properties style:font-name-complex="Courier New"/>
    </style:style>
    <style:style style:name="T19" style:family="text">
      <style:text-properties style:font-name-complex="Courier New" style:font-weight-complex="bold"/>
    </style:style>
    <style:style style:name="T20" style:family="text">
      <style:text-properties fo:font-weight="bold" style:font-weight-asian="bold" style:font-name-complex="Courier New"/>
    </style:style>
    <style:style style:name="T21" style:family="text">
      <style:text-properties fo:language="en" fo:country="US" style:font-name-complex="Courier New"/>
    </style:style>
    <style:style style:name="T22" style:family="text">
      <style:text-properties style:font-name="Edmunds" fo:font-size="14pt" style:font-size-asian="14pt" style:font-name-complex="Courier New" style:font-size-complex="14pt"/>
    </style:style>
    <style:style style:name="T23" style:family="text">
      <style:text-properties style:font-name="DejaVu Sans Mono" fo:font-size="14pt" style:font-size-asian="14pt" style:font-name-complex="Courier New" style:font-size-complex="14pt"/>
    </style:style>
    <style:style style:name="T24" style:family="text">
      <style:text-properties style:font-name="Berylium" fo:font-size="14pt" style:font-size-asian="14pt" style:font-name-complex="Courier New" style:font-size-complex="14pt"/>
    </style:style>
    <style:style style:name="T25" style:family="text">
      <style:text-properties style:font-name="Wintermute" fo:font-size="14pt" style:font-size-asian="14pt" style:font-name-complex="Courier New" style:font-size-complex="14pt"/>
    </style:style>
    <style:style style:name="T26" style:family="text">
      <style:text-properties style:font-name="Strenuous" fo:font-size="14pt" style:font-size-asian="14pt" style:font-name-complex="Courier New" style:font-size-complex="14pt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4pt" style:font-size-asian="14pt" style:font-name-complex="Courier New" style:font-size-complex="14pt"/>
    </style:style>
    <style:style style:name="T29" style:family="text">
      <style:text-properties style:font-name="Times New Roman" style:font-name-complex="Courier New"/>
    </style:style>
    <style:style style:name="T30" style:family="text">
      <style:text-properties style:font-name="Times New Roman" fo:font-size="12pt" style:font-size-asian="12pt" style:font-name-complex="Courier New" style:font-size-complex="12pt"/>
    </style:style>
    <style:style style:name="T31" style:family="text">
      <style:text-properties fo:font-size="12pt"/>
    </style:style>
    <style:style style:name="T32" style:family="text">
      <style:text-properties style:font-size-asian="12pt"/>
    </style:style>
    <style:style style:name="T33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8">Преддипломная практика является неотъемлемой частью учебного процесса. В ходе ее прохождения студент получает углубление и закрепления знаний и профе</text:span><text:span text:style-name="T18">ссиональных навыков, полученных в процессе обучения на основе изучения практических ситуаций. </text:span></text:p>
      <text:p text:style-name="P16"><text:span text:style-name="T18">Целью данной практики является не только изучение практических ситуаций, но и сбор и анализ материала, необходимого для будущего дипломного проекта. Базой преддипломной практики мною было выбрано </text:span><text:span text:style-name="T19">ОАО "НИЦ ЭТУ".</text:span></text:p>
      <text:p text:style-name="P18">Задачами преддипломной практики является:</text:p>
      <text:list xml:id="list35530298" text:style-name="L1">
        <text:list-item>
          <text:p text:style-name="P20"><text:span text:style-name="T30">ознакомление с организацией: его структурой, основными функциями управленческих и производственных подразделений;</text:span></text:p>
        </text:list-item>
        <text:list-item>
          <text:p text:style-name="P20"><text:span text:style-name="T30">непосредственное участие в текущей деятельности предприятия;</text:span></text:p>
        </text:list-item>
        <text:list-item>
          <text:p text:style-name="P20"><text:span text:style-name="T30">подбор и систематизация материалов для выполнения дипломного проекта.</text:span></text:p>
        </text:list-item>
      </text:list>
      <text:p text:style-name="P19">Об организации:</text:p>
      <text:p text:style-name="P12"><text:span text:style-name="Strong_20_Emphasis"><text:span text:style-name="T30">Разработки ОАО "НИЦ СПБ ЭТУ" ведутся в рамках следующих программ:</text:span></text:span></text:p>
      <text:list xml:id="list35484188" text:style-name="WW8Num2">
        <text:list-item>
          <text:p text:style-name="P1">Государственная программа вооружения на период 2001-2010 гг</text:p>
        </text:list-item>
        <text:list-item>
          <text:p text:style-name="P1">ФЦП «Промышленная утилизация вооружения и военной техники (2005-2010 годы)»</text:p>
        </text:list-item>
        <text:list-item>
          <text:p text:style-name="P1">Целевая программа развития таможенной службы Российской Федерации на 2004-2008 годы</text:p>
        </text:list-item>
        <text:list-item>
          <text:p text:style-name="P1">Программа совместных действий Республики Беларусь и Российской Федерации по совершенствованию таможенного дела в Республике Беларусь</text:p>
        </text:list-item>
        <text:list-item>
          <text:p text:style-name="P1">ФЦП «Национальная технологическая база»</text:p>
        </text:list-item>
        <text:list-item>
          <text:p text:style-name="P2">Региональная целевая программа "Развитие информационно-телекоммуникационной системы органов государственной власти Ленинградской области на 2004 - 2007 годы"</text:p>
        </text:list-item>
        <text:list-item>
          <text:p text:style-name="P2">ФЦП «Электронная Россия»</text:p>
        </text:list-item>
        <text:list-item>
          <text:p text:style-name="P2">ФЦП «Здоровье»</text:p>
        </text:list-item>
      </text:list>
      <text:p text:style-name="P17"><text:span text:style-name="T20">Система качества организации:</text:span></text:p>
      <text:p text:style-name="P13">С 1999 года на предприятии внедрена система менеджмента качества, охватывающая деятельность всех основных и вспомогательных подразделений и служб предприятия, участвующих в маркетинге, исследованиях, разработке, изготовлении, поставке продукции, наладке, обеспечении эксплуатации и сопровождения.</text:p>
      <text:p text:style-name="P13">Система менеджмента качества сертифицирована на соответствие стандартам ГОСТ Р ИСО 9001-2001</text:p>
      <text:p text:style-name="P11">О системе электронного декларирования товаров:</text:p>
      <text:p text:style-name="P9"><text:span text:style-name="Strong_20_Emphasis"><text:span text:style-name="T30">Цели</text:span></text:span></text:p>
      <text:p text:style-name="P3">• ускорение процесса реализации таможенных процедур</text:p>
      <text:p text:style-name="P3">• ускорение поступления таможенных платежей в федеральный бюджет</text:p>
      <text:p text:style-name="P3">• увеличение товарооборота</text:p>
      <text:p text:style-name="P3">• повышение эффективности работы участников ВЭД и должностных лиц таможенных органов</text:p>
      <text:p text:style-name="P3"><text:soft-page-break/>• прозрачность деятельности участников ВЭД и должностных лиц таможенных органов</text:p>
      <text:p text:style-name="P12"><text:span text:style-name="Strong_20_Emphasis"><text:span text:style-name="T30">Характеристики системы</text:span></text:span></text:p>
      <text:p text:style-name="P3">• Корпоративная информационная система (охватывает деятельность всех подразделений таможенного органа, участвующих в процессе оформления)</text:p>
      <text:p text:style-name="P3">• Многопользовательская система (число рабочих мест более 1000)</text:p>
      <text:p text:style-name="P3">• Распределенная система (включает несколько узлов обработки)</text:p>
      <text:p text:style-name="P3">• Адаптируемость к изменениям бизнес-процессов (в связи с изменением нормативной базы существует необходимость оперативной настройки бизнес-процессов для текущих нужд)</text:p>
      <text:p text:style-name="P12"><text:span text:style-name="Strong_20_Emphasis"><text:span text:style-name="T30">Основные решения, используемые при построении системы</text:span></text:span></text:p>
      <text:p text:style-name="P3">• обмен данными между декларантом и таможенным органом только в электронной форме</text:p>
      <text:p text:style-name="P3">• использование электронной цифровой подписи для подтверждения юридической силы передаваемых данных</text:p>
      <text:p text:style-name="P6"><text:span text:style-name="T18">• поддержка формата </text:span><text:span text:style-name="T13">ЭГТД (э</text:span><text:span text:style-name="T16">лектронная грузовая таможенная декларация)</text:span><text:span text:style-name="T18"> для интеграции системы</text:span><text:span text:style-name="T13"> электронного декларирования</text:span><text:span text:style-name="T16"> с другими системами, специализирующимися на таможенном оформлении</text:span></text:p>
      <text:p text:style-name="P9"><text:span text:style-name="Strong_20_Emphasis"><text:span text:style-name="T30">Основные технологии</text:span></text:span></text:p>
      <text:p text:style-name="P6"><text:span text:style-name="T18">• </text:span><text:span text:style-name="T21">Web</text:span><text:span text:style-name="T18">-доступ по протоколу HTTP позволяет пользователям работать с системой везде, где есть доступ к сети Интернет или ведомственной таможенной сети</text:span></text:p>
      <text:p text:style-name="P6"><text:span text:style-name="T18">• Система очередей Oracle и система бизнес-событий обеспечивают асинхронный обмен данными между подсистемами</text:span></text:p>
      <text:p text:style-name="P3">• Oracle Workflow используется для ввода описания и выполнения этапов процесса таможенного оформления </text:p>
      <text:p text:style-name="P3">• Электронная цифровая подпись используется для подтверждения юридической силы передаваемых и обрабатываемых данных</text:p>
      <text:p text:style-name="P8"><text:span text:style-name="Strong_20_Emphasis"><text:span text:style-name="T30">Формирование электронных документов</text:span></text:span></text:p>
      <text:p text:style-name="P4">• Поддержка электронных форм документов (поддержка исходного вида документов для заполнения, визуализации и печати)</text:p>
      <text:p text:style-name="P4">• Автоматизация формирования данных (минимизация действий по формированию содержания документа, что включает поиск и заполнение данных из справочников, формирование данных документа из других возможных источников)</text:p>
      <text:p text:style-name="P4">• Форматно-логический контроль документов (для обеспечения соблюдения форматов электронного документа, а также непротиворечивости его содержимого; подсветка ошибочно заполненных полей и вывод соответствующих комментариев)</text:p>
      <text:p text:style-name="P4">• Заверка документов электронно-цифровой подписью (с целью подтверждения подлинности данных и обеспечения их целостности)</text:p>
      <text:p text:style-name="P4">• Ведение архива электронных документов (поддержка функций помещения и поиска долгосрочных документов в архиве)</text:p>
      <text:p text:style-name="P14">Поддержка бизнес-процессов на предприятии</text:p>
      <text:p text:style-name="P4">• Система функциональных порталов (представляет собой рабочее место пользователя, где ему доступны операции, связанные с объектами обработки на конкретном этапе бизнес-процесса)</text:p>
      <text:p text:style-name="P4">• Разграничение доступа к данным на различных этапах бизнес-процесса (набор <text:soft-page-break/>доступных пользователю операций над документами определяется этапом бизнес-процесса, на котором находится документ)</text:p>
      <text:p text:style-name="P4">• Обмен сообщениями между участниками процесса (является удобным средством обеспечения различного рода согласований и принятия решений относительно документа)</text:p>
      <text:p text:style-name="P10">Защита данных</text:p>
      <text:p text:style-name="P5">• Использование электронной цифровой подписи для обеспечения целостности и подтверждения подлинности электронных документов</text:p>
      <text:p text:style-name="P5">• Использование средств проверки подлинности данных, подписанных электронной цифровой подписью (возможность верификации и просмотра данных электронной цифровой подписи, с целью проверки подлинности данных документа) </text:p>
      <text:p text:style-name="P7">• Настройка прав доступа к данным через средства администрирования системы (средства администрирования пользователей позволяют задавать права совершения операций над различными объектами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erylium" svg:font-family="Berylium" style:font-pitch="variable"/>
    <style:font-face style:name="Edmunds" svg:font-family="Edmunds" style:font-pitch="variable"/>
    <style:font-face style:name="Strenuous" svg:font-family="Strenuous" style:font-pitch="variable"/>
    <style:font-face style:name="Wintermute" svg:font-family="Wintermu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fo:text-indent="0cm" style:auto-text-indent="false"/>
    </style:style>
    <style:style style:name="я" style:family="paragraph" style:parent-style-name="Text_20_body_20_indent">
      <style:paragraph-properties fo:margin-left="0cm" fo:margin-right="0cm" fo:margin-top="0cm" fo:margin-bottom="0cm" fo:line-height="134%" fo:text-align="justify" style:justify-single-word="false" fo:orphans="0" fo:widows="0" fo:text-indent="0.96cm" style:auto-text-indent="false"/>
      <style:text-properties style:font-size-complex="9.5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04cm" fo:text-indent="-0.635cm" fo:margin-left="6.0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85cm" fo:text-indent="-0.635cm" fo:margin-left="9.8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8-10-20T15:05:57.44</meta:creation-date>
    <dc:date>2008-10-20T15:43:59.51</dc:date>
    <dc:creator>eav eav</dc:creator>
    <meta:editing-duration>PT00H03M33S</meta:editing-duration>
    <meta:editing-cycles>7</meta:editing-cycles>
    <meta:generator>OpenOffice.org/3.0$Win32 OpenOffice.org_project/300m9$Build-9358</meta:generator>
    <meta:document-statistic meta:table-count="0" meta:image-count="0" meta:object-count="0" meta:page-count="3" meta:paragraph-count="54" meta:word-count="645" meta:character-count="5463"/>
  </office:meta>
</office:document-meta>
</file>